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4819*"/>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style:vertical-align="bottom"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left="0.002cm solid #000000" fo:border-right="none" fo:border-top="none" fo:border-bottom="0.002cm solid #000000"/>
    </style:style>
    <style:style style:name="P1" style:family="paragraph" style:parent-style-name="Text_20_body">
      <style:paragraph-properties style:line-height-at-least="0.423cm" fo:text-align="justify" style:justify-single-word="false"/>
      <style:text-properties style:font-name="Tahoma" fo:font-size="8pt" fo:language="es" fo:country="PE"/>
    </style:style>
    <style:style style:name="P2" style:family="paragraph" style:parent-style-name="Text_20_body">
      <style:paragraph-properties fo:line-height="130%" fo:text-align="justify" style:justify-single-word="false">
        <style:tab-stops>
          <style:tab-stop style:position="16.933cm"/>
        </style:tab-stops>
      </style:paragraph-properties>
      <style:text-properties style:font-name="Tahoma" fo:font-size="8pt" fo:language="es" fo:country="PE"/>
    </style:style>
    <style:style style:name="P3" style:family="paragraph" style:parent-style-name="Text_20_body">
      <style:text-properties style:font-name="Tahoma" fo:font-size="8pt" fo:language="es" fo:country="ES"/>
    </style:style>
    <style:style style:name="P4" style:family="paragraph" style:parent-style-name="Text_20_body">
      <style:paragraph-properties style:line-height-at-least="0.423cm" fo:text-align="justify" style:justify-single-word="false"/>
      <style:text-properties style:font-name="Tahoma" fo:font-size="8pt" fo:language="es" fo:country="ES" fo:font-weight="bold"/>
    </style:style>
    <style:style style:name="P5" style:family="paragraph" style:parent-style-name="Text_20_body">
      <style:paragraph-properties style:line-height-at-least="0.423cm" fo:text-align="justify" style:justify-single-word="false"/>
      <style:text-properties style:font-name="Tahoma" fo:font-size="8pt" fo:language="es" fo:country="ES" fo:font-weight="normal" style:font-weight-asian="normal" style:font-weight-complex="normal"/>
    </style:style>
    <style:style style:name="P6" style:family="paragraph" style:parent-style-name="Text_20_body">
      <style:paragraph-properties style:line-height-at-least="0.423cm" fo:text-align="justify" style:justify-single-word="false"/>
    </style:style>
    <style:style style:name="P7" style:family="paragraph" style:parent-style-name="Text_20_body">
      <style:paragraph-properties style:line-height-at-least="0.423cm" fo:text-align="justify" style:justify-single-word="false"/>
      <style:text-properties style:font-name="Tahoma1" fo:font-size="8pt" fo:language="es" fo:country="ES" style:text-underline-style="solid" style:text-underline-width="auto" style:text-underline-color="font-color" fo:font-weight="bold" style:font-size-asian="8pt" style:font-size-complex="8pt"/>
    </style:style>
    <style:style style:name="P8" style:family="paragraph" style:parent-style-name="Text_20_body">
      <style:paragraph-properties fo:margin-top="0cm" fo:margin-bottom="0.499cm" fo:text-align="justify" style:justify-single-word="false"/>
      <style:text-properties style:font-name="Tahoma" fo:font-size="8pt"/>
    </style:style>
    <style:style style:name="P9" style:family="paragraph" style:parent-style-name="Text_20_body">
      <style:paragraph-properties fo:margin-top="0cm" fo:margin-bottom="0.499cm" fo:text-align="center" style:justify-single-word="false"/>
      <style:text-properties style:font-name="Tahoma" fo:font-size="8pt"/>
    </style:style>
    <style:style style:name="P10" style:family="paragraph" style:parent-style-name="Text_20_body">
      <style:paragraph-properties fo:margin-top="0cm" fo:margin-bottom="0.499cm" fo:line-height="130%" fo:text-align="center" style:justify-single-word="false"/>
    </style:style>
    <style:style style:name="P11" style:family="paragraph" style:parent-style-name="Table_20_Contents">
      <style:paragraph-properties fo:text-align="justify" style:justify-single-word="false"/>
      <style:text-properties style:font-name="Tahoma" fo:font-size="8pt"/>
    </style:style>
    <style:style style:name="P12" style:family="paragraph" style:parent-style-name="Table_20_Contents">
      <style:paragraph-properties fo:text-align="center" style:justify-single-word="false"/>
      <style:text-properties style:font-name="Tahoma" fo:font-size="8pt"/>
    </style:style>
    <style:style style:name="P13" style:family="paragraph" style:parent-style-name="Table_20_Contents">
      <style:paragraph-properties fo:margin-top="0cm" fo:margin-bottom="0.499cm" fo:text-align="center" style:justify-single-word="false"/>
      <style:text-properties style:font-name="Tahoma1" fo:font-size="8pt" fo:language="es" fo:country="ES" style:font-size-asian="8pt" style:font-size-complex="8pt"/>
    </style:style>
    <style:style style:name="P14" style:family="paragraph" style:parent-style-name="Table_20_Contents">
      <style:paragraph-properties fo:margin-top="0cm" fo:margin-bottom="0.499cm" fo:text-align="center" style:justify-single-word="false"/>
      <style:text-properties style:font-name="Tahoma" fo:font-size="8pt"/>
    </style:style>
    <style:style style:name="T1" style:family="text">
      <style:text-properties style:font-name="Tahoma" fo:font-size="8pt" fo:language="es" fo:country="MX"/>
    </style:style>
    <style:style style:name="T2" style:family="text">
      <style:text-properties style:font-name="Tahoma" fo:font-size="8pt" fo:language="es" fo:country="MX" fo:font-weight="bold"/>
    </style:style>
    <style:style style:name="T3" style:family="text">
      <style:text-properties style:font-name="Tahoma" fo:font-size="8pt" fo:language="es" fo:country="MX" fo:font-weight="bold" style:font-weight-asian="bold" style:font-weight-complex="bold"/>
    </style:style>
    <style:style style:name="T4" style:family="text">
      <style:text-properties style:font-name="Tahoma" fo:font-size="8pt" fo:language="es" fo:country="ES"/>
    </style:style>
    <style:style style:name="T5" style:family="text">
      <style:text-properties style:font-name="Tahoma" fo:font-size="8pt" fo:language="es" fo:country="ES" fo:font-weight="bold"/>
    </style:style>
    <style:style style:name="T6" style:family="text">
      <style:text-properties style:font-name="Tahoma" fo:font-size="8pt" fo:language="es" fo:country="ES" fo:font-weight="bold" style:font-weight-asian="bold" style:font-weight-complex="bold"/>
    </style:style>
    <style:style style:name="T7" style:family="text">
      <style:text-properties style:font-name="Tahoma" fo:font-size="8pt" fo:language="es" fo:country="none"/>
    </style:style>
    <style:style style:name="T8" style:family="text">
      <style:text-properties style:font-name="Tahoma" fo:font-size="8pt" fo:language="es" fo:country="none" fo:font-weight="bold"/>
    </style:style>
    <style:style style:name="T9" style:family="text">
      <style:text-properties style:font-name="Tahoma" fo:font-size="8pt" fo:language="es" fo:country="none" fo:font-weight="bold" style:font-size-asian="8pt" style:font-weight-asian="bold" style:font-size-complex="8pt"/>
    </style:style>
    <style:style style:name="T10" style:family="text">
      <style:text-properties style:text-line-through-style="solid" style:text-line-through-type="double" style:font-name="Tahoma1" fo:font-size="8pt" fo:language="es" fo:country="ES" style:text-underline-mode="continuous" style:text-overline-mode="continuous" style:text-line-through-mode="continuous" style:font-size-asian="8pt" style:font-size-complex="8pt"/>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style:font-name="Tahoma1" fo:font-size="8pt" fo:language="es" fo:country="ES" style:font-size-asian="8pt" style:font-size-complex="8pt"/>
    </style:style>
    <style:style style:name="T14" style:family="text">
      <style:text-properties style:font-name="Tahoma1" fo:font-size="8pt" fo:language="es" fo:country="ES" fo:font-weight="bold" style:font-size-asian="8pt" style:font-weight-asian="bold" style:font-size-complex="8pt"/>
    </style:style>
    <style:style style:name="T15" style:family="text">
      <style:text-properties style:font-name="Tahoma1" fo:font-size="8pt" fo:language="es" fo:country="ES" fo:font-weight="bold" style:font-size-asian="8pt" style:font-weight-asian="bold" style:font-size-complex="8pt" style:font-weight-complex="bold"/>
    </style:style>
    <style:style style:name="T16" style:family="text">
      <style:text-properties style:font-name="Tahoma1" fo:language="es" fo:country="MX" fo:font-weight="bold" style:font-size-asian="8pt" style:font-weight-asian="bold" style:font-size-complex="8pt"/>
    </style:style>
    <style:style style:name="T17" style:family="text">
      <style:text-properties style:font-name="Tahoma1" fo:language="es" fo:country="MX" style:font-size-asian="8pt" style:font-size-complex="8pt"/>
    </style:style>
    <style:style style:name="T18" style:family="text">
      <style:text-properties style:font-name="Tahoma1" style:font-size-asian="8pt" style:font-size-complex="8pt"/>
    </style:style>
    <style:style style:name="T19" style:family="text">
      <style:text-properties style:font-name="Tahoma1" fo:language="es" fo:country="ES" style:font-size-asian="8pt" style:font-size-complex="8pt"/>
    </style:style>
    <style:style style:name="T20" style:family="text">
      <style:text-properties style:font-name="Tahoma1" fo:language="es" fo:country="ES" fo:font-weight="bold" style:font-size-asian="8pt" style:font-weight-asian="bold" style:font-size-complex="8pt"/>
    </style:style>
    <style:style style:name="T21" style:family="text">
      <style:text-properties style:font-name="Tahoma1" fo:language="es" fo:country="ES" fo:font-weight="bold" style:font-size-asian="8pt" style:font-weight-asian="bold" style:font-size-complex="8pt" style:font-weight-complex="bold"/>
    </style:style>
    <style:style style:name="T22" style:family="text">
      <style:text-properties fo:language="es" fo:country="ES"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text:span text:style-name="T12">ACTA DE AUDIENCIA Y DECLARACION DE SEPARACION CONVENCIONAL DE</text:span> <text:span text:style-name="T11">[onshow.esposo] y [onshow.esposa]</text:span></text:p>
      <text:p text:style-name="P2"><text:span text:style-name="Fuente_20_de_20_párrafo_20_predeter."><text:span text:style-name="T16">INTRODUCCIÓN:</text:span></text:span><text:span text:style-name="Fuente_20_de_20_párrafo_20_predeter."><text:span text:style-name="T18"> </text:span></text:span><text:span text:style-name="Fuente_20_de_20_párrafo_20_predeter."><text:span text:style-name="T17">EN LA CIUDAD DE LIMA, CAPITAL DE LA REPUBLICA DEL PERU, A LOS </text:span></text:span><text:span text:style-name="Fuente_20_de_20_párrafo_20_predeter."><text:span text:style-name="T19"><text:s/></text:span></text:span><text:span text:style-name="Fuente_20_de_20_párrafo_20_predeter."><text:span text:style-name="T21">[onshow.fec_letras] ,</text:span></text:span><text:span text:style-name="Fuente_20_de_20_párrafo_20_predeter."><text:span text:style-name="T19"> </text:span></text:span><text:span text:style-name="Fuente_20_de_20_párrafo_20_predeter."><text:span text:style-name="T21">[onshow.nom_notario]</text:span></text:span><text:span text:style-name="Fuente_20_de_20_párrafo_20_predeter."><text:span text:style-name="T20">, ABOGADO-NOTARIO DE LIMA, </text:span></text:span><text:span text:style-name="Fuente_20_de_20_párrafo_20_predeter."><text:span text:style-name="T19">CON OFICIO NOTARIAL EN</text:span></text:span><text:span text:style-name="Fuente_20_de_20_párrafo_20_predeter."><text:span text:style-name="T20"> <text:s/>[onshow.direc_notario], </text:span></text:span><text:span text:style-name="Fuente_20_de_20_párrafo_20_predeter."><text:span text:style-name="T19">DISTRITO DE </text:span></text:span><text:span text:style-name="Fuente_20_de_20_párrafo_20_predeter."><text:span text:style-name="T20"><text:s/>[onshow.distrito_notario] </text:span></text:span><text:span text:style-name="Fuente_20_de_20_párrafo_20_predeter."><text:span text:style-name="T19">EXTIENDO EL PRESENTE INSTRUMENTO PUBLICO NOTARIAL EN MI REGISTRO DE ASUNTOS NO CONTENCIOSOS EN EL QUE COMPARECEN : <text:s/></text:span></text:span></text:p>
      <text:p text:style-name="P1">[c;block=begin;comm=text:p]</text:p>
      <text:p text:style-name="P1">[c.nom_contratante] <text:s/></text:p>
      <text:p text:style-name="P1">[c;block=end;comm=text:p]</text:p>
      <text:p text:style-name="P1">INTERVIENE :</text:p>
      <text:p text:style-name="P1">[d;block=begin;comm=text:p]</text:p>
      <text:p text:style-name="P1">[d.nom_contratante]</text:p>
      <text:p text:style-name="P5">[d;block=end;comm=text:p]</text:p>
      <text:p text:style-name="P4"/>
      <text:p text:style-name="P6"><text:span text:style-name="T5">DOY FE DE LA CAPACIDAD, LIBERTAD Y CONOCIMIENTO CON QUE SE OBLIGAN QUIENES COMPARECEN, ASI COMO DE HABERLES IDENTIFICADO, INTELIGENTES EN EL IDIOMA CASTELLANO Y ME SOLICITAN EXTIENDA EL ACTA DE AUDIENCIA UNICA Y DECLARACIÓN DE SEPARACIÓN CONVENCIONAL. <text:s/></text:span></text:p>
      <text:p text:style-name="P6"><text:span text:style-name="T5">AUDIENCIA ACTA DE AUDIENCIA UNICA Y DECLARACIÓN DE SEPARACIÓN CONVENCIONAL. </text:span><text:span text:style-name="T7">EN LIMA, CAPITAL DE LA REPUBLICA DEL PERU, A LOS CINCO DIAS DEL MES DE OCTUBRE DEL AÑO DOS MIL DIEZ, YO </text:span><text:span text:style-name="Fuente_20_de_20_párrafo_20_predeter."><text:span text:style-name="T15">[onshow.nom_notario]</text:span></text:span><text:span text:style-name="Fuente_20_de_20_párrafo_20_predeter."><text:span text:style-name="T14">,</text:span></text:span><text:span text:style-name="T8"> ABOGADA-NOTARIA DE LIMA, </text:span><text:span text:style-name="T7">CON OFICIO NOTARIAL SITO EN </text:span><text:span text:style-name="Fuente_20_de_20_párrafo_20_predeter."><text:span text:style-name="T14">[onshow.direc_notario],</text:span></text:span><text:span text:style-name="Fuente_20_de_20_párrafo_20_predeter."><text:span text:style-name="T9"> </text:span></text:span><text:span text:style-name="Fuente_20_de_20_párrafo_20_predeter."><text:span text:style-name="T13">DISTRITO DE </text:span></text:span><text:span text:style-name="Fuente_20_de_20_párrafo_20_predeter."><text:span text:style-name="T14">[onshow.distrito_notario] , </text:span></text:span><text:span text:style-name="T7">DANDO CUMPLIMIENTO A LO DISPUESTO POR LA LEY 29227 Y SU REGLAMENTO APROBADO MEDIANTE DECRETO SUPREMO NUMERO 009-2008-JUS, Y EN MÉRITO DE LA SOLICITUD PRESENTADA POR DON</text:span> <text:span text:style-name="T6">[onshow.esposo]</text:span><text:span text:style-name="T5"> Y [onshow.esposa]</text:span><text:span text:style-name="T8">, </text:span><text:span text:style-name="T7">CUMPLO CON LLEVAR A CABO LA AUDIENCIA UNICA Y DECLARACIÓN DE SEPARACIÓN CONVENCIONAL, CON PARTICIPACIÓN DE LOS COMPARECIENTES ANTES SEÑALADOS, EN LOS SIGUIENTES TÉRMINOS:</text:span>“<text:span text:style-name="T4">SIENDO</text:span><text:span text:style-name="T6"> &lt;INGRESE HORA Y FECHA&gt;</text:span><text:span text:style-name="T4">, SE APERSONARON A MI OFICIO NOTARIAL.</text:span></text:p>
      <text:p text:style-name="P6"><text:span text:style-name="T4">[a;block=begin;comm=text:p]</text:span></text:p>
      <text:p text:style-name="P6"><text:span text:style-name="T4">[a.nom_contratante]</text:span></text:p>
      <text:p text:style-name="P6"><text:span text:style-name="T4">[a;block=end;comm=text:p]</text:span></text:p>
      <text:p text:style-name="P6"><text:span text:style-name="T4">,HABIENDO SIDO NOTIFICADOS PARA EL EFECTO DE LA PRESENTE AUDIENCIA. </text:span></text:p>
      <text:p text:style-name="P6"><text:span text:style-name="T1">ATENDIENDO A QUE, LUEGO DE VERIFICADO EL CUMPLIMIENTO DE LOS REQUISITOS LEGALES, SE INFORMO A LOS ASISTENTES RESPECTO DE LOS EFECTOS LEGALES DE LA SEPARACION DE CUERPOS ACORDADA POR CONVENIO, DÁNDOSE LECTURA AL ARTICULO 332 DEL CODIGO CIVIL, QUE LA MISMA PODRIA CONVERTIRSE ULTERIORMENTE EN DIVORCIO A PEDIDO DE CUALQUIERA DE LOS CONYUGES LUEGO DE TRANSCURRIDO EL PLAZO LEGAL RESPECTIVO; AMBAS PARTES MANIFESTARON LA VOLUNTAD DE RATIFICARSE EN LA SOLICITUD DE SEPARACION CONVENCIONAL Y DIVORCIO ULTERIOR DE FECHA CINCO DE OCTUBRE DE DOS MIL DIEZ, LA MISMA QUE FUERA INGRESADA A MI OFICIO NOTARIAL CON FECHA CINCO DE OCTUBRE DE DOS MIL DIEZ, POR LO QUE DE CONFORMIDAD CON LO ESTABLECIDO EN EL ARTICULO 333, INCISO 13 DEL CODIGO CIVIL, ARTICULO 6 DE LA LEY 29227 Y 12 DE SU REGLAMENTO APROBADO MEDIANTE DECRETO SUPREMO NUMERO 009 – 2008 – JUS: </text:span><text:span text:style-name="Fuente_20_de_20_párrafo_20_predeter."><text:span text:style-name="T10"><text:tab/><text:tab/></text:span></text:span></text:p>
      <text:p text:style-name="P6"><text:span text:style-name="T2">DECLARO: LA SEPARACION CONVENCIONAL DE LOS CONYUGES DON [onshow.esposo]</text:span><text:span text:style-name="T5"> Y DOÑA [onshow.esposa] </text:span><text:span text:style-name="T1">RESPECTO DEL MATRIMONIO CIVIL CELEBRADO CON FECHA </text:span><text:span text:style-name="T3">&lt;INGRESE FECHA&gt; </text:span><text:span text:style-name="T1">ANTE LA </text:span><text:span text:style-name="T3">&lt;MUNICIPALIDAD/RENIEC&gt;,</text:span><text:span text:style-name="T1"> CON LOS EFECTOS LEGALES CONSIGUIENTES; </text:span><text:span text:style-name="T4">SE DEJA CONSTANCIA QUE INTERVIENE EN LA PRESENTE ACTA LA LETRADA</text:span></text:p>
      <text:p text:style-name="P6"><text:span text:style-name="T4">[f;block=begin;comm=text:p]</text:span></text:p>
      <text:p text:style-name="P6"><text:span text:style-name="T4">[f.nom_contratante]</text:span></text:p>
      <text:p text:style-name="P6"><text:span text:style-name="T4">[f;block=end;comm=text:p]</text:span></text:p>
      <text:p text:style-name="P6"><text:span text:style-name="T4">, DE CONFORMIDAD CON LO PRESCRITO EN EL ARTICULO 12 DEL REGLAMENTO DE LA LEY QUE REGULA EL PROCEDIMIENTO NO CONTENCIOSO DE LA SEPARACIÓN CONVENCIONAL Y DIVORCIO ULTERIOR EN LAS MUNICIPALIDADES Y NOTARIAS APROBADO MEDIANTE DECRETO SUPREMO NUMERO 009-2008-JUS. </text:span></text:p>
      <text:p text:style-name="P6"><text:span text:style-name="T1">LEÍDO EL PRESENTE INSTRUMENTO POR LOS COMPARECIENTES E INTERVINIENTE Y HECHA LA ADVERTENCIA SOBRE SUS EFECTOS LEGALES SE RATIFICAN EN SU CONTENIDO, Y LO SUSCRIBEN CONMIGO LA NOTARIA, DE TODO LO QUE DOY FE.</text:span></text:p>
      <text:p text:style-name="P6"><text:soft-page-break/><text:span text:style-name="T4">DEJO CONSTANCIA QUE EL PRESENTE INSTRUMENTO SE INICIA </text:span><text:span text:style-name="T7">EN LA FOJA DE PAPEL NOTARIAL SERIE Nº 0671050 Y CONCLUYE EN LA FOJA DE PAPEL NOTARIAL SERIE Nº 0671050 VUELTA DE MI REGISTRO DE ASUNTOS NO CONTENCIOSOS CORRESPONDIENTE AL AÑO 2010. </text:span></text:p>
      <text:p text:style-name="P4"/>
      <text:p text:style-name="P4"/>
      <table:table table:name="Tabla1" table:style-name="Tabla1">
        <table:table-column table:style-name="Tabla1.A" table:number-columns-repeated="2"/>
        <table:table-row>
          <table:table-cell table:style-name="Tabla1.A1" office:value-type="string">
            <text:p text:style-name="P11"/>
            <text:p text:style-name="P11"/>
            <text:p text:style-name="P12">__________________________________</text:p>
            <text:p text:style-name="P11"/>
            <text:p text:style-name="P12">[onshow.esposo]</text:p>
            <text:p text:style-name="P12"/>
            <text:p text:style-name="P12">F: ___________________</text:p>
            <text:p text:style-name="P12"/>
            <text:p text:style-name="P11"/>
          </table:table-cell>
          <table:table-cell table:style-name="Tabla1.B1" office:value-type="string">
            <text:p text:style-name="P11"/>
          </table:table-cell>
        </table:table-row>
        <table:table-row>
          <table:table-cell table:style-name="Tabla1.A2" office:value-type="string">
            <text:p text:style-name="P11"/>
            <text:p text:style-name="P12">__________________________________</text:p>
            <text:p text:style-name="P11"/>
            <text:p text:style-name="P12">[onshow.esposa]</text:p>
            <text:p text:style-name="P12"/>
            <text:p text:style-name="P12">F: ___________________</text:p>
            <text:p text:style-name="P11"/>
            <text:p text:style-name="P11"/>
            <text:p text:style-name="P11"/>
          </table:table-cell>
          <table:table-cell table:style-name="Tabla1.B2" office:value-type="string">
            <text:p text:style-name="P11"/>
          </table:table-cell>
        </table:table-row>
        <table:table-row>
          <table:table-cell table:style-name="Tabla1.A3" office:value-type="string">
            <text:p text:style-name="P11"/>
            <text:p text:style-name="P12">__________________________________</text:p>
            <text:p text:style-name="P11"/>
            <text:p text:style-name="P9"><text:span text:style-name="Fuente_20_de_20_párrafo_20_predeter."><text:span text:style-name="T19">[e.nom_firma;block=table:table-row]</text:span></text:span></text:p>
            <text:p text:style-name="P14"><text:span text:style-name="Fuente_20_de_20_párrafo_20_predeter."><text:span text:style-name="T22">F: ___________________</text:span></text:span></text:p>
            <text:p text:style-name="P8"><text:span text:style-name="Fuente_20_de_20_párrafo_20_predeter."><text:span text:style-name="T19"/></text:span></text:p>
          </table:table-cell>
          <table:table-cell table:style-name="Tabla1.B2" office:value-type="string">
            <text:p text:style-name="P11"/>
          </table:table-cell>
        </table:table-row>
        <table:table-row>
          <table:table-cell table:style-name="Tabla1.A3" office:value-type="string">
            <text:p text:style-name="P9"><text:span text:style-name="Fuente_20_de_20_párrafo_20_predeter."><text:span text:style-name="T19"/></text:span></text:p>
            <text:p text:style-name="P9"><text:span text:style-name="Fuente_20_de_20_párrafo_20_predeter."><text:span text:style-name="T19">CONCLUYO EL PROCESO DE FIRMAS EL DIA</text:span></text:span></text:p>
          </table:table-cell>
          <table:table-cell table:style-name="Tabla1.B2" office:value-type="string">
            <text:p text:style-name="P11"/>
          </table:table-cell>
        </table:table-row>
        <table:table-row>
          <table:table-cell table:style-name="Tabla1.A3" office:value-type="string">
            <text:p text:style-name="P11"/>
            <text:p text:style-name="P13"><text:line-break/>_________________________________</text:p>
            <text:p text:style-name="P10"><text:span text:style-name="Fuente_20_de_20_párrafo_20_predeter."><text:span text:style-name="T15">[onshow.nom_notario]<text:line-break/></text:span></text:span><text:span text:style-name="Fuente_20_de_20_párrafo_20_predeter."><text:span text:style-name="T13">NOTARIO DE LIMA</text:span></text:span></text:p>
            <text:p text:style-name="P11"/>
            <text:p text:style-name="P11"/>
          </table:table-cell>
          <table:table-cell table:style-name="Tabla1.B2" office:value-type="string">
            <text:p text:style-name="P11"/>
          </table:table-cell>
        </table:table-row>
      </table:table>
      <text:p text:style-name="P4"/>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 aa</meta:initial-creator>
    <meta:creation-date>2014-04-04T11:11:39.69</meta:creation-date>
    <dc:date>2014-04-04T14:01:29.53</dc:date>
    <dc:creator>aa aa</dc:creator>
    <meta:editing-duration>PT2H41M34S</meta:editing-duration>
    <meta:editing-cycles>49</meta:editing-cycles>
    <meta:generator>OpenOffice.org/3.3$Win32 OpenOffice.org_project/330m20$Build-9567</meta:generator>
    <meta:document-statistic meta:table-count="1" meta:image-count="0" meta:object-count="0" meta:page-count="2" meta:paragraph-count="35" meta:word-count="548" meta:character-count="4002"/>
  </office:meta>
</office:document-meta>
</file>